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wiss" style:font-pitch="variable"/>
    <style:font-face style:name="SimSun" svg:font-family="SimSun, 宋体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15%" fo:text-align="center" style:justify-single-word="false" fo:orphans="0" fo:widows="0"/>
    </style:style>
    <style:style style:name="P3" style:family="paragraph" style:parent-style-name="Standard">
      <style:paragraph-properties fo:margin-right="0cm" fo:line-height="115%" fo:text-align="justify" style:justify-single-word="false" fo:orphans="0" fo:widows="0" fo:text-indent="1.249cm" style:auto-text-indent="false"/>
    </style:style>
    <style:style style:name="P4" style:family="paragraph" style:parent-style-name="Standard" style:list-style-name="WW8Num27">
      <style:paragraph-properties fo:margin-left="0cm" fo:margin-right="-0.002cm" fo:line-height="115%" fo:text-align="justify" style:justify-single-word="false" fo:orphans="0" fo:widows="0" fo:text-indent="0cm" style:auto-text-indent="false"/>
    </style:style>
    <style:style style:name="P5" style:family="paragraph" style:parent-style-name="Standard">
      <style:paragraph-properties fo:line-height="115%" fo:text-align="center" style:justify-single-word="false" fo:orphans="0" fo:widows="0"/>
      <style:text-properties fo:font-size="16pt" fo:language="uk" fo:country="UA" fo:font-weight="bold" style:font-size-asian="16pt" style:font-weight-asian="bold" style:font-size-complex="16pt"/>
    </style:style>
    <style:style style:name="P6" style:family="paragraph" style:parent-style-name="Standard">
      <style:paragraph-properties fo:line-height="115%" fo:text-align="center" style:justify-single-word="false" fo:orphans="0" fo:widows="0"/>
      <style:text-properties fo:font-size="14pt" fo:language="uk" fo:country="UA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orphans="0" fo:widows="0"/>
      <style:text-properties fo:font-size="14pt" fo:language="uk" fo:country="UA" fo:font-weight="bold" style:font-size-asian="14pt" style:font-weight-asian="bold" style:font-size-complex="14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8.251cm"/>
          <style:tab-stop style:position="13.441cm"/>
        </style:tab-stops>
      </style:paragraph-properties>
    </style:style>
    <style:style style:name="P9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ff0000" loext:opacity="100%" fo:font-size="14pt" fo:language="uk" fo:country="UA" fo:font-weight="bold" style:font-name-asian="Times New Roman" style:font-size-asian="14pt" style:font-weight-asian="bold" style:font-size-complex="14pt"/>
    </style:style>
    <style:style style:name="P10" style:family="paragraph" style:parent-style-name="Standard">
      <style:paragraph-properties fo:line-height="115%" fo:orphans="0" fo:widows="0"/>
    </style:style>
    <style:style style:name="P11" style:family="paragraph" style:parent-style-name="Text_20_body">
      <style:paragraph-properties fo:margin-right="-0.143cm" fo:margin-top="0cm" fo:margin-bottom="0cm" style:contextual-spacing="false" fo:line-height="115%" fo:text-align="justify" style:justify-single-word="false"/>
    </style:style>
    <style:style style:name="P12" style:family="paragraph" style:parent-style-name="Text_20_body">
      <style:paragraph-properties fo:margin-right="-0.143cm" fo:margin-top="0cm" fo:margin-bottom="0cm" style:contextual-spacing="false" fo:line-height="115%" fo:text-align="justify" style:justify-single-word="false"/>
      <style:text-properties style:font-name="Times New Roman" fo:font-size="14pt" fo:language="uk" fo:country="UA" fo:font-style="italic" fo:background-color="#ffffff" style:font-name-asian="Times New Roman" style:font-size-asian="14pt" style:font-style-asian="italic" style:font-name-complex="Times New Roman" style:font-size-complex="14pt"/>
    </style:style>
    <style:style style:name="P13" style:family="paragraph" style:parent-style-name="Text_20_body">
      <style:paragraph-properties fo:margin-right="-0.143cm" fo:margin-top="0cm" fo:margin-bottom="0cm" style:contextual-spacing="false" fo:line-height="115%" fo:text-align="justify" style:justify-single-word="false"/>
    </style:style>
    <style:style style:name="P14" style:family="paragraph" style:parent-style-name="western">
      <style:paragraph-properties fo:margin-top="0.494cm" fo:margin-bottom="0cm" style:contextual-spacing="false" fo:line-height="100%"/>
    </style:style>
    <style:style style:name="P15" style:family="paragraph" style:parent-style-name="western">
      <style:paragraph-properties fo:margin-top="0.494cm" fo:margin-bottom="0cm" style:contextual-spacing="false" fo:line-height="100%" fo:text-align="justify" style:justify-single-word="false"/>
    </style:style>
    <style:style style:name="P16" style:family="paragraph" style:parent-style-name="western" style:list-style-name="WW8Num27">
      <style:paragraph-properties fo:margin-left="0cm" fo:margin-right="0cm" fo:margin-top="0cm" fo:margin-bottom="0.25cm" style:contextual-spacing="false" fo:line-height="100%" fo:text-indent="0cm" style:auto-text-indent="false">
        <style:tab-stops>
          <style:tab-stop style:position="0.751cm"/>
        </style:tab-stops>
      </style:paragraph-properties>
    </style:style>
    <style:style style:name="P17" style:family="paragraph" style:parent-style-name="western">
      <style:paragraph-properties fo:margin-top="0.494cm" fo:margin-bottom="0cm" style:contextual-spacing="false" fo:line-height="100%"/>
    </style:style>
    <style:style style:name="P18" style:family="paragraph" style:parent-style-name="western">
      <style:paragraph-properties fo:margin-top="0.494cm" fo:margin-bottom="0cm" style:contextual-spacing="false" fo:line-height="100%" fo:text-align="justify" style:justify-single-word="false"/>
    </style:style>
    <style:style style:name="P19" style:family="paragraph" style:parent-style-name="western" style:list-style-name="WW8Num27">
      <style:paragraph-properties fo:margin-left="0cm" fo:margin-right="0cm" fo:margin-top="0.494cm" fo:margin-bottom="0cm" style:contextual-spacing="false" fo:line-height="100%" fo:text-indent="0cm" style:auto-text-indent="false">
        <style:tab-stops>
          <style:tab-stop style:position="0.751cm"/>
        </style:tab-stops>
      </style:paragraph-properties>
    </style:style>
    <style:style style:name="P20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language-asian="uk" style:country-asian="UA" style:font-weight-asian="bold"/>
    </style:style>
    <style:style style:name="T2" style:family="text">
      <style:text-properties fo:font-size="14pt" fo:language="uk" fo:country="UA" fo:font-weight="bold" style:font-size-asian="14pt" style:font-weight-asian="bold" style:font-size-complex="14pt"/>
    </style:style>
    <style:style style:name="T3" style:family="text">
      <style:text-properties fo:font-size="14pt" fo:language="uk" fo:country="UA" fo:font-weight="bold" style:font-size-asian="14pt" style:language-asian="uk" style:country-asian="UA" style:font-weight-asian="bold" style:font-size-complex="14pt"/>
    </style:style>
    <style:style style:name="T4" style:family="text">
      <style:text-properties fo:font-size="14pt" fo:language="uk" fo:country="UA" fo:font-weight="bold" fo:background-color="#ffffff" loext:char-shading-value="0" style:font-size-asian="14pt" style:font-weight-asian="bold" style:font-size-complex="14pt"/>
    </style:style>
    <style:style style:name="T5" style:family="text">
      <style:text-properties fo:font-size="14pt" fo:language="uk" fo:country="UA" fo:font-weight="bold" style:font-name-asian="Times New Roman" style:font-size-asian="14pt" style:font-weight-asian="bold" style:font-size-complex="14pt"/>
    </style:style>
    <style:style style:name="T6" style:family="text">
      <style:text-properties fo:font-size="14pt" fo:language="uk" fo:country="UA" style:font-size-asian="14pt" style:font-size-complex="14pt"/>
    </style:style>
    <style:style style:name="T7" style:family="text">
      <style:text-properties fo:font-size="14pt" fo:language="uk" fo:country="UA" style:font-size-asian="14pt" style:font-size-complex="14pt"/>
    </style:style>
    <style:style style:name="T8" style:family="text">
      <style:text-properties fo:font-size="14pt" fo:language="uk" fo:country="UA" style:font-size-asian="14pt" style:font-size-complex="14pt" style:font-style-complex="italic" style:font-weight-complex="bold"/>
    </style:style>
    <style:style style:name="T9" style:family="text">
      <style:text-properties fo:font-size="14pt" fo:language="uk" fo:country="UA" style:font-size-asian="14pt" style:language-asian="uk" style:country-asian="UA" style:font-size-complex="14pt"/>
    </style:style>
    <style:style style:name="T10" style:family="text">
      <style:text-properties fo:font-size="14pt" fo:language="uk" fo:country="UA" style:font-size-asian="14pt" style:language-asian="uk" style:country-asian="UA" style:font-size-complex="14pt"/>
    </style:style>
    <style:style style:name="T11" style:family="text">
      <style:text-properties fo:font-size="14pt" fo:language="uk" fo:country="UA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font-size="14pt" fo:language="uk" fo:country="UA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font-size="14pt" fo:language="uk" fo:country="UA" fo:font-style="italic" fo:font-weight="bold" style:font-size-asian="14pt" style:language-asian="uk" style:country-asian="UA" style:font-style-asian="italic" style:font-weight-asian="bold" style:font-size-complex="14pt"/>
    </style:style>
    <style:style style:name="T14" style:family="text">
      <style:text-properties fo:font-size="14pt" fo:language="uk" fo:country="UA" fo:font-style="italic" fo:font-weight="bold" style:font-size-asian="14pt" style:language-asian="uk" style:country-asian="UA" style:font-style-asian="italic" style:font-weight-asian="bold" style:font-size-complex="14pt"/>
    </style:style>
    <style:style style:name="T15" style:family="text">
      <style:text-properties fo:font-size="14pt" fo:language="uk" fo:country="UA" fo:font-style="italic" fo:font-weight="bold" fo:background-color="#ffffff" loext:char-shading-value="0" style:font-size-asian="14pt" style:font-style-asian="italic" style:font-weight-asian="bold" style:font-size-complex="14pt"/>
    </style:style>
    <style:style style:name="T16" style:family="text">
      <style:text-properties fo:font-size="14pt" fo:language="uk" fo:country="UA" fo:background-color="#ffffff" loext:char-shading-value="0" style:font-size-asian="14pt" style:font-size-complex="14pt"/>
    </style:style>
    <style:style style:name="T17" style:family="text">
      <style:text-properties fo:font-size="14pt" fo:language="uk" fo:country="UA" fo:background-color="#ffffff" loext:char-shading-value="0" style:font-size-asian="14pt" style:font-size-complex="14pt"/>
    </style:style>
    <style:style style:name="T18" style:family="text">
      <style:text-properties fo:font-size="14pt" fo:language="uk" fo:country="UA" style:font-name-asian="Liberation Serif1" style:font-size-asian="14pt" style:font-size-complex="14pt"/>
    </style:style>
    <style:style style:name="T19" style:family="text">
      <style:text-properties fo:font-size="14pt" fo:language="en" fo:country="US" fo:font-weight="bold" style:font-size-asian="14pt" style:font-weight-asian="bold" style:font-size-complex="14pt"/>
    </style:style>
    <style:style style:name="T20" style:family="text">
      <style:text-properties fo:font-size="14pt" fo:language="en" fo:country="US" style:font-size-asian="14pt" style:font-size-complex="14pt"/>
    </style:style>
    <style:style style:name="T21" style:family="text">
      <style:text-properties fo:font-size="14pt" fo:language="en" fo:country="US" style:font-size-asian="14pt" style:font-size-complex="14pt"/>
    </style:style>
    <style:style style:name="T22" style:family="text">
      <style:text-properties fo:font-size="14pt" fo:language="en" fo:country="US" style:font-size-asian="14pt" style:language-asian="uk" style:country-asian="UA" style:font-size-complex="14pt"/>
    </style:style>
    <style:style style:name="T23" style:family="text">
      <style:text-properties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4" style:family="text">
      <style:text-properties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5" style:family="text">
      <style:text-properties fo:font-size="14pt" fo:language="en" fo:country="US" fo:background-color="#ffffff" loext:char-shading-value="0" style:font-size-asian="14pt" style:font-size-complex="14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style:font-size-asian="14pt" style:font-size-complex="14pt" style:font-style-complex="italic" style:font-weight-complex="bold"/>
    </style:style>
    <style:style style:name="T28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9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0" style:family="text">
      <style:text-properties fo:font-size="14pt" fo:background-color="#ffffff" loext:char-shading-value="0" style:font-size-asian="14pt" style:font-size-complex="14pt"/>
    </style:style>
    <style:style style:name="T31" style:family="text">
      <style:text-properties fo:font-size="14pt" style:font-name-asian="Calibri" style:font-size-asian="14pt" style:font-size-complex="14pt" style:font-weight-complex="bold"/>
    </style:style>
    <style:style style:name="T32" style:family="text">
      <style:text-properties fo:language="uk" fo:country="UA"/>
    </style:style>
    <style:style style:name="T33" style:family="text">
      <style:text-properties style:font-name="Times New Roman" fo:font-size="14pt" fo:language="uk" fo:country="UA" fo:font-style="italic" fo:background-color="#ffffff" loext:char-shading-value="0" style:font-size-asian="14pt" style:font-style-asian="italic" style:font-name-complex="Times New Roman" style:font-size-complex="14pt"/>
    </style:style>
    <style:style style:name="T34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weight-complex="bold"/>
    </style:style>
    <style:style style:name="T35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weight-complex="bold"/>
    </style:style>
    <style:style style:name="T36" style:family="text">
      <style:text-properties style:font-name="Times New Roman" fo:font-size="14pt" fo:language="uk" fo:country="UA" fo:font-weight="bold" fo:background-color="#ffffff" loext:char-shading-value="0" style:font-size-asian="14pt" style:font-weight-asian="bold" style:font-name-complex="Times New Roman" style:font-size-complex="14pt" style:font-weight-complex="bold"/>
    </style:style>
    <style:style style:name="T37" style:family="text">
      <style:text-properties style:font-name="Times New Roman" fo:font-size="14pt" fo:language="uk" fo:country="UA" fo:background-color="#ffffff" loext:char-shading-value="0" style:font-size-asian="14pt" style:font-name-complex="Times New Roman" style:font-size-complex="14pt"/>
    </style:style>
    <style:style style:name="T38" style:family="text">
      <style:text-properties style:font-name="Times New Roman" fo:font-size="14pt" fo:language="uk" fo:country="UA" fo:background-color="#ffffff" loext:char-shading-value="0" style:font-size-asian="14pt" style:font-name-complex="Times New Roman" style:font-size-complex="14pt"/>
    </style:style>
    <style:style style:name="T39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40" style:family="text">
      <style:text-properties style:font-name="Times New Roman" fo:font-size="14pt" fo:language="uk" fo:country="UA" style:font-size-asian="14pt" style:font-name-complex="Times New Roman" style:font-size-complex="14pt" style:font-weight-complex="bold"/>
    </style:style>
    <style:style style:name="T41" style:family="text">
      <style:text-properties style:font-name="Times New Roman" fo:font-size="14pt" fo:language="uk" fo:country="UA" style:font-size-asian="14pt" style:font-name-complex="Times New Roman" style:font-size-complex="14pt" style:font-weight-complex="bold"/>
    </style:style>
    <style:style style:name="T42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43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44" style:family="text">
      <style:text-properties style:font-name="Times New Roman" fo:font-size="14pt" fo:font-weight="bold" fo:background-color="#ffffff" loext:char-shading-value="0" style:font-size-asian="14pt" style:font-weight-asian="bold" style:font-name-complex="Times New Roman" style:font-size-complex="14pt" style:font-weight-complex="bold"/>
    </style:style>
    <style:style style:name="T45" style:family="text">
      <style:text-properties style:font-name="Times New Roman" fo:font-size="14pt" style:font-size-asian="14pt" style:font-name-complex="Times New Roman" style:font-size-complex="14pt"/>
    </style:style>
    <style:style style:name="T46" style:family="text">
      <style:text-properties style:font-name="Times New Roman" fo:font-size="14pt" fo:background-color="#ffffff" loext:char-shading-value="0" style:font-size-asian="14pt" style:font-name-complex="Times New Roman" style:font-size-complex="14pt"/>
    </style:style>
    <style:style style:name="T47" style:family="text">
      <style:text-properties style:font-name-asian="Calibri" style:font-weight-complex="bold"/>
    </style:style>
    <style:style style:name="T48" style:family="text">
      <style:text-properties fo:color="#333333" loext:opacity="100%" fo:font-size="14pt" style:font-name-asian="Calibri" style:font-size-asian="14pt" style:font-size-complex="14pt" style:font-weight-complex="bold"/>
    </style:style>
    <style:style style:name="T49" style:family="text">
      <style:text-properties fo:color="#00000a" loext:opacity="100%" style:font-name="Times New Roman" fo:font-size="14pt" fo:background-color="#ffffff" loext:char-shading-value="0" style:font-size-asian="14pt" style:font-name-complex="Times New Roman" style:font-size-complex="14pt"/>
    </style:style>
    <style:style style:name="T50" style:family="text">
      <style:text-properties fo:color="#00000a" loext:opacity="100%" style:font-name="Times New Roman" fo:font-size="14pt" fo:language="uk" fo:country="UA" fo:background-color="#ffffff" loext:char-shading-value="0" style:font-size-asian="14pt" style:font-name-complex="Times New Roman" style:font-size-complex="14pt"/>
    </style:style>
    <style:style style:name="T51" style:family="text">
      <style:text-properties fo:color="#00000a" loext:opacity="100%" style:font-name="Times New Roman" fo:font-size="14pt" fo:language="en" fo:country="US" fo:background-color="#ffffff" loext:char-shading-value="0" style:font-size-asian="14pt" style:font-name-complex="Times New Roman" style:font-size-complex="14pt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loext:decorative="false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loext:decorative="false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connector text:anchor-type="char" draw:z-index="1" draw:style-name="gr1" draw:text-style-name="P20" draw:type="line" svg:x1="-0.333cm" svg:y1="0.838cm" svg:x2="16.977cm" svg:y2="0.841cm" svg:d="M-333 838l17310 3" svg:viewBox="0 0 17313 5"><text:p/></draw:connector><draw:connector text:anchor-type="char" draw:z-index="0" draw:style-name="gr2" draw:text-style-name="P20" draw:type="line" svg:x1="-0.333cm" svg:y1="0.739cm" svg:x2="16.977cm" svg:y2="0.743cm" svg:d="M-333 739l17310 4" svg:viewBox="0 0 17313 5"><text:p/></draw:connector>ЛАНОВЕЦЬКА МІСЬКА РАДА</text:p>
      <text:p text:style-name="P6"/>
      <text:p text:style-name="P2"><text:span text:style-name="T2">ПРОТОКОЛ № 6</text:span></text:p>
      <text:p text:style-name="P2"><text:span text:style-name="T2">Засідання комісії </text:span><text:span text:style-name="T3">з відбору проєктів громадського бюджету</text:span></text:p>
      <text:p text:style-name="P2"><text:span text:style-name="T3">Лановецької міської територіальної громади </text:span></text:p>
      <text:p text:style-name="P2"><text:span text:style-name="T2">від 23 серпня</text:span><text:span text:style-name="T19"> <text:s/></text:span><text:span text:style-name="T2">202</text:span><text:span text:style-name="T19">2 </text:span><text:span text:style-name="T2">року</text:span></text:p>
      <text:p text:style-name="P7"/>
      <text:p text:style-name="P3"><text:span text:style-name="T6">Чисельний склад комісії 11 осіб:</text:span></text:p>
      <text:p text:style-name="P3"><text:span text:style-name="T2">Голова</text:span><text:span text:style-name="T6"> – Задерей Руслан <text:s/>Володимирович.</text:span></text:p>
      <text:p text:style-name="P3"><text:span text:style-name="T2">Секретар – </text:span><text:span text:style-name="T6">Пальчик Тетяна Миколаївна.</text:span></text:p>
      <text:p text:style-name="P3"><text:span text:style-name="T2">Члени </text:span><text:span text:style-name="T6">– Паранюк Лариса Анатоліївна, Салецька Неля Володимирівна, Казмірчук Олег Вікторович, Матевощук Юрій Олександрович, Ткачук Вікторія Олександрівна, Демчук Тетяна Володимирівна, Пшик Володимир Романович, Поцелуєв Анатолій Анатолійович, Яремчук Віктор Миколайович.</text:span></text:p>
      <text:p text:style-name="P3"><text:span text:style-name="T2">Присутні </text:span><text:span text:style-name="T6">– Задерей Руслан Володимирович, Казмірчук Олег Вікторович, <text:s/>Паранюк Лариса Анатоліївна, Пшик Володимир Романович, Салецька Неля Володимирівна, Пальчик Тетяна Миколаївна, Яремчук Віктор Миколайович.</text:span></text:p>
      <text:p text:style-name="P3"><text:span text:style-name="T2">Відсутні</text:span><text:span text:style-name="T6"> <text:s/>– Поцелуєв Анатолій Анатолійович, Матевощук Юрій Олександрович, Ткачук Вікторія Олександрівна</text:span><text:span text:style-name="T20">, </text:span><text:span text:style-name="T6">Демчук Тетяна Володимирівна <text:s/>Засідання комісії проводиться в телефонному режимі (листок реєстрації додається). </text:span></text:p>
      <text:p text:style-name="P6">ПОРЯДОК ДЕННИЙ<text:span text:style-name="T2"/></text:p>
      <text:p text:style-name="P8"><text:span text:style-name="T11">1. Реалізація</text:span><text:span text:style-name="T23"> </text:span><text:span text:style-name="T28">про</text:span><text:span text:style-name="T11">є</text:span><text:span text:style-name="T28">ктів громадського бюджету </text:span><text:span text:style-name="T11">в 2022 році</text:span><text:span text:style-name="T28">.</text:span><text:span text:style-name="T11"> 2. </text:span><text:span text:style-name="T15">Про конкурс проєктів </text:span><text:span text:style-name="T13">громадського бюджету Лановецької міської <text:s/>територіальної громади на 2023 рік. 3.</text:span><text:span text:style-name="T11"> Про надання дозволу авторам </text:span><text:span text:style-name="T28"><text:s/>про</text:span><text:span text:style-name="T11">є</text:span><text:span text:style-name="T28">ктів громадського бюджету</text:span><text:span text:style-name="T11"> 2022</text:span><text:span text:style-name="T23"> </text:span><text:span text:style-name="T11">року <text:s/>здійснювати коригування</text:span><text:span text:style-name="T28">.</text:span></text:p>
      <text:p text:style-name="P12"><text:s/></text:p>
      <text:p text:style-name="P11"><text:span text:style-name="T11">1. Реалізація</text:span><text:span text:style-name="T23"> </text:span><text:span text:style-name="T28">про</text:span><text:span text:style-name="T11">є</text:span><text:span text:style-name="T28">ктів громадського бюджету </text:span><text:span text:style-name="T11">в 2022 році</text:span><text:span text:style-name="T28">.</text:span></text:p>
      <text:p text:style-name="P11"><text:span text:style-name="T42">СЛУХАЛИ:</text:span><text:span text:style-name="T34"> </text:span><text:span text:style-name="T44">Задере</text:span><text:span text:style-name="T36">я</text:span><text:span text:style-name="T44"> Р.В.</text:span><text:span text:style-name="T30"> </text:span><text:span text:style-name="T16">п</text:span><text:span text:style-name="T30">овідомив</text:span><text:span text:style-name="T16">,</text:span><text:span text:style-name="T30"> що</text:span><text:span text:style-name="T16"> в зв</text:span><text:span text:style-name="T25">’</text:span><text:span text:style-name="T16">язку із веденням воєнного стану в зв</text:span><text:span text:style-name="T25">’</text:span><text:span text:style-name="T16">язку з російською агресією реалізувати проєкти переможці конкурсу 2022 року не має можливості. Суттєво на реалізацію даних проєктів вплинуло обмеження виконання видаткової частини, а саме здійснення видатків регламентованих </text:span><text:span text:style-name="T30"><text:s/>Постанов</text:span><text:span text:style-name="T16">ою</text:span><text:span text:style-name="T30"> КМУ </text:span><text:span text:style-name="T37"><text:s/></text:span><text:span text:style-name="rvts9"><text:span text:style-name="T31">від 9 червня 2021 року</text:span></text:span><text:span text:style-name="rvts9"><text:span text:style-name="T47"> №590 «</text:span></text:span><text:span text:style-name="rvts23"><text:span text:style-name="T48">Про затвердження Порядку виконання повноважень Державною казначейською службою в особливому режимі в умовах воєнного стану»</text:span></text:span><text:span text:style-name="T37"> </text:span><text:span text:style-name="T16">.</text:span></text:p>
      <text:p text:style-name="P14"><text:span text:style-name="T42">Задерей Р.В.</text:span><text:span text:style-name="T45"> виставив на </text:span><text:span text:style-name="T39"><text:s/>онлайн </text:span><text:span text:style-name="T45">голосування </text:span><text:span text:style-name="T39"><text:s/>дане питання</text:span><text:span text:style-name="T45">.</text:span></text:p>
      <text:p text:style-name="P14"><text:span text:style-name="T45">Голосували: «за» - </text:span><text:span text:style-name="T39">7</text:span><text:span text:style-name="T45">, «проти» - 0, «утрималися» - 0.</text:span></text:p>
      <text:p text:style-name="P15"><text:soft-page-break/><text:span text:style-name="T18"><text:s/></text:span><text:span text:style-name="T11">2. </text:span><text:span text:style-name="T15">Про конкурс проєктів </text:span><text:span text:style-name="T13">громадського бюджету Лановецької міської <text:s/>територіальної громади на 2023 рік.</text:span></text:p>
      <text:p text:style-name="P15"><text:span text:style-name="T42">СЛУХАЛИ:</text:span><text:span text:style-name="T34"> </text:span><text:span text:style-name="T40">першого заступника міського голови з питання діяльності виконавчих органів міської ради</text:span><text:span text:style-name="T34"> </text:span><text:span text:style-name="T44">Задере</text:span><text:span text:style-name="T36">я</text:span><text:span text:style-name="T44"> Р.В.</text:span><text:span text:style-name="T30"> </text:span><text:span text:style-name="T16">який повідомив, що у</text:span><text:span text:style-name="T6"> зв</text:span><text:span text:style-name="T20">’</text:span><text:span text:style-name="T6">язку з воєнним станом виникає проблема щодо <text:s/>проведення конкурсу </text:span><text:span text:style-name="T16"><text:s/>проєктів </text:span><text:span text:style-name="T9">громадського бюджету Лановецької міської <text:s/>територіальної громади на 2023 рік. Адже провести реальне онлайн голосування для всіх жителів громади може стати проблемою та не дозволить об</text:span><text:span text:style-name="T22">’</text:span><text:span text:style-name="T9">єктивно оцінити результати голосування, тому пропоную конкурс проєктів громадського бюджету на 2023 рік <text:s/>не оголошувати, а <text:s/>проєкти <text:s/>переможці громадського бюджету, які не були <text:s/>реалізовані <text:s/>в 2022 році <text:s text:c="2"/>забезпечити їх реалізацію в 2023 році.</text:span></text:p>
      <text:p text:style-name="P14"><text:span text:style-name="T42">Задерей Р.В.</text:span><text:span text:style-name="T45"> виставив на </text:span><text:span text:style-name="T39"><text:s/>онлайн </text:span><text:span text:style-name="T45">голосування </text:span><text:span text:style-name="T39"><text:s/>дане питання</text:span><text:span text:style-name="T45">.</text:span></text:p>
      <text:p text:style-name="P14"><text:span text:style-name="T45">Голосували: «за» - </text:span><text:span text:style-name="T39">7</text:span><text:span text:style-name="T45">, «проти» - 0, «утрималися» - 0.</text:span></text:p>
      <text:p text:style-name="P15"><text:span text:style-name="T13">3.</text:span><text:span text:style-name="T11"> Про надання дозволу авторам </text:span><text:span text:style-name="T28"><text:s/>про</text:span><text:span text:style-name="T11">є</text:span><text:span text:style-name="T28">ктів громадського бюджету</text:span><text:span text:style-name="T11"> 2022</text:span><text:span text:style-name="T23"> </text:span><text:span text:style-name="T11">року <text:s/>здійснювати коригування</text:span><text:span text:style-name="T28">.</text:span></text:p>
      <text:p text:style-name="P14"><text:span text:style-name="T42">СЛУХАЛИ:</text:span><text:span text:style-name="T34"> </text:span><text:span text:style-name="T40">начальника фінансового відділу Лановецької міської ради</text:span><text:span text:style-name="T16"> <text:s/></text:span><text:span text:style-name="T4">Салецьку Н.В. </text:span><text:span text:style-name="T16">яка зазначила, що з</text:span><text:span text:style-name="T37"> метою забезпечення реалізації в 2023 році <text:s/>проєктів переможців громадського бюджету дозволити </text:span><text:span text:style-name="T6">авторам проєктів громадського бюджету <text:s/>здійснювати коригування в частині назв, кількості та обсягів придбаних товарів, робіт та послуг у зв’язку із зміною ціни на ринку товарів, робіт та <text:s/>послуг, яка була закладена в проєктах на дату їх складання.</text:span></text:p>
      <text:p text:style-name="P14"><text:span text:style-name="T34">Салецька Н.В.</text:span><text:span text:style-name="T45"> виставила на </text:span><text:span text:style-name="T39"><text:s/>онлайн </text:span><text:span text:style-name="T45">голосування </text:span><text:span text:style-name="T39"><text:s/>дані пропозиції</text:span><text:span text:style-name="T45">.</text:span></text:p>
      <text:p text:style-name="P14"><text:span text:style-name="T45">Голосували: «за» - </text:span><text:span text:style-name="T39">7</text:span><text:span text:style-name="T45">, «проти» - 0, «утрималися» - 0.</text:span></text:p>
      <text:p text:style-name="P14"><text:span text:style-name="T42">ВИРІШИЛИ:</text:span><text:span text:style-name="T34"> </text:span></text:p>
      <text:list text:style-name="WW8Num27">
        <text:list-item>
          <text:p text:style-name="P19" loext:marker-style-name="T40"><text:span text:style-name="T8">П</text:span><text:span text:style-name="T27">ро</text:span><text:span text:style-name="T8">є</text:span><text:span text:style-name="T27">кт</text:span><text:span text:style-name="T8">и</text:span><text:span text:style-name="T27"> громадського бюджету</text:span><text:span text:style-name="T8"> <text:s/>які були переможцями 2022 року <text:s/>реалізувати у 2023 році. <text:s text:c="3"/></text:span></text:p>
        </text:list-item>
        <text:list-item>
          <text:p text:style-name="P16" loext:marker-style-name="T34"><text:span text:style-name="T37">Р</text:span><text:span text:style-name="T46">екомендувати </text:span><text:span text:style-name="T37"><text:s/>головним </text:span><text:span text:style-name="T49">розпорядник</text:span><text:span text:style-name="T50">ам</text:span><text:span text:style-name="T49"> бюджетних коштів </text:span><text:span text:style-name="T26">передбачені на реалізацію проектів – переможців Громадського бюджету</text:span><text:span text:style-name="T6"> </text:span><text:span text:style-name="T26"><text:s/>включ</text:span><text:span text:style-name="T6">ити</text:span><text:span text:style-name="T26"> в бюджет</text:span><text:span text:style-name="T49">н</text:span><text:span text:style-name="T50">і запити при формуванні бюджету міської територіальної громади на </text:span><text:span text:style-name="T49"><text:s/>202</text:span><text:span text:style-name="T50">3</text:span><text:span text:style-name="T49"> рік обсяги фінансування про</text:span><text:span text:style-name="T50">є</text:span><text:span text:style-name="T49">ктів-переможців —</text:span><text:span text:style-name="T50"> дев</text:span><text:span text:style-name="T51">’</text:span><text:span text:style-name="T50">ятнадцять </text:span><text:span text:style-name="T46"><text:s/>про</text:span><text:span text:style-name="T37">єктів викладено в додатку що додається</text:span></text:p>
        </text:list-item>
        <text:list-item>
          <text:p text:style-name="P4" loext:marker-style-name="T32"><text:span text:style-name="T6">Д</text:span><text:span text:style-name="T16">озволити </text:span><text:span text:style-name="T6">авторам проєктів громадського бюджету <text:s/>під час реалізації здійснювати коригування в частині назв, кількості та обсягів придбаних товарів, робіт та послуг.</text:span></text:p>
        </text:list-item>
      </text:list>
      <text:p text:style-name="P9"><text:s text:c="4"/><text:span text:style-name="T6"/></text:p>
      <text:p text:style-name="P10"><text:span text:style-name="T2">Голова комісії <text:s text:c="76"/>Руслан ЗАДЕРЕЙ</text:span></text:p>
      <text:p text:style-name="P10"><text:span text:style-name="T5">Протокол вела: Тетяна Пальчик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wiss" style:font-pitch="variable"/>
    <style:font-face style:name="SimSun" svg:font-family="SimSun, 宋体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uk" fo:country="UA" style:font-name-asian="Noto Serif CJK SC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orphans="0" fo:widows="0" fo:hyphenation-ladder-count="no-limit"/>
      <style:text-properties style:font-name="Liberation Serif1" fo:font-family="'Liberation Serif', 'Times New Roman'" style:font-family-generic="roman" style:font-pitch="variable" fo:language="none" fo:country="none" style:letter-kerning="true" style:font-name-asian="SimSun" style:font-family-asian="SimSun, 宋体" style:font-pitch-asian="variable" style:language-asian="zh" style:country-asian="CN" style:font-name-complex="Mangal1" style:font-family-complex="Mangal" style:font-family-generic-complex="roman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style:contextual-spacing="false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size-complex="18pt" style:font-weight-complex="bold"/>
    </style:style>
    <style:style style:name="Звичайний_20__28_веб_29_" style:display-name="Звичайний (веб)" style:family="paragraph" style:parent-style-name="Standard">
      <style:paragraph-properties fo:margin-top="0.494cm" fo:margin-bottom="0.494cm" style:contextual-spacing="false"/>
      <style:text-properties style:font-name-asian="Times New Roman" style:font-family-asian="'Times New Roman'" style:font-family-generic-asian="roman" style:font-pitch-asian="variable"/>
    </style:style>
    <style:style style:name="Стандартний_20_HTML" style:display-name="Стандартни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rvps2" style:family="paragraph" style:parent-style-name="Standard">
      <style:paragraph-properties fo:margin-top="0.494cm" fo:margin-bottom="0.494cm" style:contextual-spacing="false"/>
      <style:text-properties fo:language="uk" fo:country="UA" style:font-name-asian="Times New Roman" style:font-family-asian="'Times New Roman'" style:font-family-generic-asian="roman" style:font-pitch-asian="variable"/>
    </style:style>
    <style:style style:name="No_20_Spacing" style:display-name="No Spacing" style:family="paragraph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Текст_20_у_20_виносці" style:display-name="Текст у виносці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estern" style:family="paragraph" style:parent-style-name="Standard">
      <style:paragraph-properties fo:margin-top="0.494cm" fo:margin-bottom="0.25cm" style:contextual-spacing="false" fo:line-height="120%"/>
      <style:text-properties fo:color="#000000" loext:opacity="100%" style:font-name="Liberation Serif1" fo:font-family="'Liberation Serif', 'Times New Roman'" style:font-family-generic="roman" style:font-pitch="variable" style:font-name-asian="Times New Roman" style:font-family-asian="'Times New Roman'" style:font-family-generic-asian="roman" style:font-pitch-asian="variable" style:font-name-complex="Liberation Serif1" style:font-family-complex="'Liberation Serif', 'Times New Roman'" style:font-family-generic-complex="roman" style:font-pitch-complex="variable"/>
    </style:style>
    <style:style style:name="rvps6" style:family="paragraph" style:parent-style-name="Standard">
      <style:paragraph-properties fo:margin-top="0.494cm" fo:margin-bottom="0.494cm" style:contextual-spacing="false"/>
      <style:text-properties fo:language="uk" fo:country="UA" style:font-name-asian="Times New Roman" style:font-family-asian="'Times New Roman'" style:font-family-generic-asian="roman" style:font-pitch-asian="variable"/>
    </style:style>
    <style:style style:name="WW8Num1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font-size="13pt" style:font-size-asian="13pt"/>
    </style:style>
    <style:style style:name="WW8Num3z0" style:family="text">
      <style:text-properties fo:font-style="normal" fo:font-weight="bold" style:font-style-asian="normal" style:font-weight-asian="bold"/>
    </style:style>
    <style:style style:name="WW8Num4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color="#000000" loext:opacity="100%"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2z0" style:family="text">
      <style:text-properties fo:color="#000000" loext:opacity="100%" style:font-name="Wingdings" fo:font-family="Wingdings" style:font-pitch="variable" style:font-charset="x-symbol" fo:font-size="13pt" style:font-size-asian="13pt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/>
    <style:style style:name="WW8Num16z0" style:family="text"/>
    <style:style style:name="WW8Num17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fo:color="#000000" loext:opacity="100%"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fo:color="#000000" loext:opacity="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24z4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7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fo:font-weight="normal" style:font-weight-asian="normal"/>
    </style:style>
    <style:style style:name="WW8Num28z0" style:family="text">
      <style:text-properties fo:font-weight="bold" style:font-weight-asian="bold"/>
    </style:style>
    <style:style style:name="WW8Num29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Шрифт_20_абзацу_20_за_20_промовчанням" style:display-name="Шрифт абзацу за промовчанням" style:family="text"/>
    <style:style style:name="Заголовок_20_2_20_Знак" style:display-name="Заголовок 2 Знак" style:family="text">
      <style:text-properties fo:font-size="18pt" fo:language="ru" fo:country="RU" fo:font-weight="bold" style:font-size-asian="18pt" style:font-weight-asian="bold" style:font-size-complex="18pt" style:language-complex="ar" style:country-complex="SA" style:font-weight-complex="bold"/>
    </style:style>
    <style:style style:name="Стандартний_20_HTML_20_Знак" style:display-name="Стандартний HTML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Основний_20_текст_20_Знак" style:display-name="Основний текст Знак" style:family="text">
      <style:text-properties style:font-name="Liberation Serif1" fo:font-family="'Liberation Serif', 'Times New Roman'" style:font-family-generic="roman" style:font-pitch="variable" fo:font-size="12pt" fo:language="none" fo:country="none" style:letter-kerning="true" style:font-name-asian="SimSun" style:font-family-asian="SimSun, 宋体" style:font-pitch-asian="variable" style:font-size-asian="12pt" style:language-asian="zh" style:country-asian="CN" style:font-name-complex="Mangal1" style:font-family-complex="Mangal" style:font-family-generic-complex="roman" style:font-pitch-complex="variable" style:font-size-complex="12pt" style:language-complex="hi" style:country-complex="I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Основний_20_текст_20_з_20_відступом_20_Знак" style:display-name="Основний текст з відступом Знак" style:family="text">
      <style:text-properties fo:font-size="12pt" fo:language="ru" fo:country="RU" style:font-name-asian="Calibri" style:font-family-asian="Calibri" style:font-family-generic-asian="swiss" style:font-pitch-asian="variable" style:font-size-asian="12pt" style:font-size-complex="12pt"/>
    </style:style>
    <style:style style:name="rvts23" style:family="text" style:parent-style-name="Шрифт_20_абзацу_20_за_20_промовчанням"/>
    <style:style style:name="Звичайний_20__28_веб_29__20_Знак" style:display-name="Звичайний (веб) Знак" style:family="text">
      <style:text-properties fo:font-size="12pt" fo:language="ru" fo:country="RU" style:font-size-asian="12pt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Верхній_20_колонтитул_20_Знак" style:display-name="Верхній колонтитул Знак" style:family="text">
      <style:text-properties fo:font-size="12pt" fo:language="ru" fo:country="RU" style:font-name-asian="Calibri" style:font-family-asian="Calibri" style:font-family-generic-asian="swiss" style:font-pitch-asian="variable" style:font-size-asian="12pt" style:font-size-complex="12pt"/>
    </style:style>
    <style:style style:name="Нижній_20_колонтитул_20_Знак" style:display-name="Нижній колонтитул Знак" style:family="text">
      <style:text-properties fo:font-size="12pt" fo:language="ru" fo:country="RU" style:font-name-asian="Calibri" style:font-family-asian="Calibri" style:font-family-generic-asian="swiss" style:font-pitch-asian="variable" style:font-size-asian="12pt" style:font-size-complex="12pt"/>
    </style:style>
    <style:style style:name="Текст_20_у_20_виносці_20_Знак" style:display-name="Текст у виносці Знак" style:family="text">
      <style:text-properties style:font-name="Segoe UI" fo:font-family="'Segoe UI'" style:font-family-generic="swiss" style:font-pitch="variable" fo:font-size="9pt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ng-binding" style:family="text" style:parent-style-name="Шрифт_20_абзацу_20_за_20_промовчанням"/>
    <style:style style:name="rvts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085cm" fo:text-indent="-0.767cm" fo:margin-left="1.08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 text:start-value="9">
        <style:list-level-properties text:list-level-position-and-space-mode="label-alignment">
          <style:list-level-label-alignment text:label-followed-by="listtab" text:list-tab-stop-position="1.826cm" fo:text-indent="-1.191cm" fo:margin-left="1.826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WW8Num11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1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1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11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11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11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WW8Num11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11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Wingdings"/>
      </text:list-level-style-bullet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29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5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83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1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37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64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9.91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1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0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0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0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style:font-name="Times New Roman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406cm"/>
        </style:list-level-properties>
        <style:text-properties style:font-name="Courier New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676cm"/>
        </style:list-level-properties>
        <style:text-properties style:font-name="Wingdings"/>
      </text:list-level-style-bullet>
      <text:list-level-style-bullet text:level="4" text:style-name="WW8Num2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946cm"/>
        </style:list-level-properties>
        <style:text-properties style:font-name="Symbol"/>
      </text:list-level-style-bullet>
      <text:list-level-style-bullet text:level="5" text:style-name="WW8Num2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216cm"/>
        </style:list-level-properties>
        <style:text-properties style:font-name="Courier New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486cm"/>
        </style:list-level-properties>
        <style:text-properties style:font-name="Wingdings"/>
      </text:list-level-style-bullet>
      <text:list-level-style-bullet text:level="7" text:style-name="WW8Num2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756cm"/>
        </style:list-level-properties>
        <style:text-properties style:font-name="Symbol"/>
      </text:list-level-style-bullet>
      <text:list-level-style-bullet text:level="8" text:style-name="WW8Num2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026cm"/>
        </style:list-level-properties>
        <style:text-properties style:font-name="Courier New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29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24z1" loext:num-list-format="%2%.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5" text:style-name="WW8Num24z4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6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7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loext:num-list-format="%1%" style:num-format="1">
        <style:list-level-properties text:list-level-position-and-space-mode="label-alignment">
          <style:list-level-label-alignment text:label-followed-by="listtab" fo:text-indent="-0.926cm" fo:margin-left="1.56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9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9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68cm" fo:margin-bottom="1.249cm" fo:margin-left="3cm" fo:margin-right="0.99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  </dc:title>
    <dc:subject/>
    <meta:keyword/>
    <meta:initial-creator>1</meta:initial-creator>
    <meta:creation-date>2022-07-20T15:27:00</meta:creation-date>
    <dc:creator>RePack by Diakov</dc:creator>
    <dc:date>2022-08-30T16:39:00</dc:date>
    <meta:print-date>2022-08-25T16:40:00</meta:print-date>
    <meta:editing-cycles>20</meta:editing-cycles>
    <meta:editing-duration>PT4H20M</meta:editing-duration>
    <meta:document-statistic meta:table-count="0" meta:image-count="0" meta:object-count="0" meta:page-count="2" meta:paragraph-count="33" meta:word-count="519" meta:character-count="4094" meta:non-whitespace-character-count="3473"/>
    <meta:generator>LibreOffice/24.2.4.2$Linux_X86_64 LibreOffice_project/51a6219feb6075d9a4c46691dcfe0cd9c4fff3c2</meta:generator>
  </office:meta>
</office:document-meta>
</file>